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2"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xt:tab/><text:tab/><text:tab/>=================================</text:span></text:p>
      <text:p text:style-name="P1"><text:span text:style-name="T1"><text:tab/><text:tab/><text:tab/><text:tab/>generator in python</text:span></text:p>
      <text:p text:style-name="P1"><text:span text:style-name="T1"><text:tab/><text:tab/><text:tab/>=================================</text:span></text:p>
      <text:p text:style-name="P1"><text:span text:style-name="T1">=&gt;generator is one of the function</text:span></text:p>
      <text:p text:style-name="P1"><text:span text:style-name="T1">=&gt;The generator function always contains yield keyword</text:span></text:p>
      <text:p text:style-name="P1"><text:span text:style-name="T1">=&gt;If the function contains return statement then it is called Normal Function. Here return </text:span></text:p>
      <text:p text:style-name="P1"><text:span text:style-name="T1"><text:s text:c="5"/>statement of function can return More Number of Values if required</text:span></text:p>
      <text:p text:style-name="P1"><text:span text:style-name="T1">=&gt;If the function contains yield keyword then it is called generator. Here yield statement </text:span></text:p>
      <text:p text:style-name="P1"><text:span text:style-name="T1"><text:s text:c="4"/>returns the value only on demand and reduces the memory space.</text:span></text:p>
      <text:p text:style-name="P1"><text:span text:style-name="T1">=&gt;Syntax:</text:span></text:p>
      <text:p text:style-name="P1"><text:span text:style-name="T1"><text:tab/><text:tab/>def <text:s text:c="2"/>function_name(start,stop,step):</text:span></text:p>
      <text:p text:style-name="P1"><text:span text:style-name="T1"><text:tab/><text:tab/> <text:s text:c="7"/>----------------------------------------</text:span></text:p>
      <text:p text:style-name="P1"><text:span text:style-name="T1"><text:tab/><text:tab/><text:tab/>----------------------------------------</text:span></text:p>
      <text:p text:style-name="P1"><text:span text:style-name="T1"><text:tab/><text:tab/><text:tab/>yield value</text:span></text:p>
      <text:p text:style-name="P1"><text:span text:style-name="T1"><text:tab/><text:tab/><text:tab/>----------------</text:span></text:p>
      <text:p text:style-name="P1"><text:span text:style-name="T1">=&gt;The 'yield' key word is used for giving the value back to function call from function defintion and continue the function execution until condition becomes false.</text:span></text:p>
      <text:p text:style-name="P1"><text:span text:style-name="T1">=&gt;The advantage of generators over functions concept is that it save lot of memory space in the case large sampling of data. In otherwords Functions gives all the result at once and it take more memory space where as generators gives one value at a time when programmer requested and takes minimized memory space.</text:span></text:p>
      <text:p text:style-name="P1"><text:span text:style-name="T1">========================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8" meta:word-count="157" meta:character-count="1213" meta:non-whitespace-character-count="1030"/>
    <meta:generator>LibreOfficeDev/6.0.5.2$Linux_X86_64 LibreOffice_project/</meta:generator>
  </office:meta>
</office:document-meta>
</file>